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79.2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ro5" style:family="table-row">
      <style:table-row-properties style:row-height="92.4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105.6pt" style:use-optimal-row-height="true" fo:break-before="auto"/>
    </style:style>
    <style:style style:name="ro8" style:family="table-row">
      <style:table-row-properties style:row-height="39.6pt" style:use-optimal-row-height="true" fo:break-before="auto"/>
    </style:style>
    <style:style style:name="ro9" style:family="table-row">
      <style:table-row-properties style:row-height="145.2pt" style:use-optimal-row-height="tru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86.4pt" style:use-optimal-row-height="true" fo:break-before="auto"/>
    </style:style>
    <style:style style:name="ro12" style:family="table-row">
      <style:table-row-properties style:row-height="13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text:s/></text:p>
            <text:p>2. Clear browser cache</text:p>
            <text:p>3. Navigate to http://computer-database.herokuapp.com/computers within the web browser</text:p>
            <text:p/>
          </table:table-cell>
          <table:table-cell office:value-type="string" table:style-name="ce4">
            <text:p>1. Computer database 'Home' pag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'Create this computer' button in the bottom left hand corner of the screen</text:p>
          </table:table-cell>
          <table:table-cell office:value-type="string" table:style-name="ce4">
            <text:p>1. <text:s/>Validation message will display: "Required" <text:s/>to the right of the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'Cancel' button in the bottom left hand corner of the screen</text:p>
          </table:table-cell>
          <table:table-cell office:value-type="string" table:style-name="ce4">
            <text:p>1. Computer database 'Home' page will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7-03-04" in the 'Introduc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7-13-32" in the 'Introduc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<text:s/>Validation message will display: "Date ('yyyy-MM-dd')" <text:s/>to the right of the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8-03-04" in the 'Discontinu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8-13-32" in the 'Discontinu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<text:s/>Validation message will display: "Date ('yyyy-MM-dd')" <text:s/>to the right of the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Select "Apple Inc." from the 'Company' select lis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AllFields" in the 'computer name' input field</text:p>
            <text:p>6. Input "2017-03-04" in the 'Introduced date' input field<text:s/></text:p>
            <text:p>7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nfirmation message willl display: "Done! Computer TestComputerAllFields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</table:table-cell>
          <table:table-cell office:value-type="string" table:style-name="ce4">
            <text:p>1. <text:s/>Computer name field value will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nfirmation message will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<text:s/>Validation message will display: "Required" <text:s/>to the right of the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'Cancel' button in the bottom left hand corner of the screen</text:p>
          </table:table-cell>
          <table:table-cell office:value-type="string" table:style-name="ce4">
            <text:p>1. Computer database 'Home' page will b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4.4</text:p>
          </table:table-cell>
          <table:table-cell office:value-type="string" table:style-name="ce5">
            <text:p>Update a computer in the computer database supplying a 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7-03-04" in the 'Introduc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5</text:p>
          </table:table-cell>
          <table:table-cell office:value-type="string" table:style-name="ce5">
            <text:p>Update a computer in the computer database supplying an in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7-13-32" in the 'Introduc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<text:s/>Validation message 1 display: "Date ('yyyy-MM-dd')" <text:s/>to the right of the Introduc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6</text:p>
          </table:table-cell>
          <table:table-cell office:value-type="string" table:style-name="ce5">
            <text:p>Update a computer in the computer database supplying a 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8-03-04" in the 'Discontinu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<text:s/>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7</text:p>
          </table:table-cell>
          <table:table-cell office:value-type="string" table:style-name="ce5">
            <text:p>Update a computer in the computer database supplying an in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8-13-32" in the 'Discontinu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<text:s/>Validation message will display: "Date ('yyyy-MM-dd')" <text:s/>to the right of the Discontinu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8</text:p>
          </table:table-cell>
          <table:table-cell office:value-type="string" table:style-name="ce5">
            <text:p>Update a computer in the computer database selecting a Company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Select 'Apple Inc.' from the 'Company' select lis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9</text:p>
          </table:table-cell>
          <table:table-cell office:value-type="string" table:style-name="ce5">
            <text:p>Update a computer in the computer database supplying all fields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Update" in the 'computer name' input field</text:p>
            <text:p>6. Input "2017-03-04" in the 'Introduced date' input field<text:s/></text:p>
            <text:p>7. Input "2018-03-04" in the 'Discontinued date' input field<text:s/></text:p>
            <text:p>8. Select "Apple Inc." from the 'Company' select list field<text:s/></text:p>
            <text:p>9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Update has been updated" at the top of the page</text:p>
          </table:table-cell>
          <table:table-cell table:number-columns-repeated="16378" table:style-name="ce6"/>
        </table:table-row>
        <table:table-row table:style-name="ro7">
          <table:table-cell office:value-type="string" table:style-name="ce4">
            <text:p>TC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Update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'Delete this computer' button in the top right hand corner of the screen</text:p>
          </table:table-cell>
          <table:table-cell office:value-type="string" table:style-name="ce4">
            <text:p>1. Confirmation message will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4">
            <text:p>1. "TestComputer" will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Computer name' table heading in the computers table</text:p>
          </table:table-cell>
          <table:table-cell office:value-type="string" table:style-name="ce4">
            <text:p>1. Computers will be displayed within a table of computers in descending ord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Next' button in the bottom right hand corner of the screen</text:p>
          </table:table-cell>
          <table:table-cell office:value-type="string" table:style-name="ce4">
            <text:p>1. Computer results table will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WAVE toolbar extension</text:p>
            <text:p>6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WAVE toolbar extension</text:p>
            <text:p>8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5</text:p>
          </table:table-cell>
          <table:table-cell office:value-type="string" table:style-name="ce4">
            <text:p>All 'Home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6</text:p>
          </table:table-cell>
          <table:table-cell office:value-type="string" table:style-name="ce4">
            <text:p>All 'Add a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Quick Language Switcher toolbar extension</text:p>
            <text:p>6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7</text:p>
          </table:table-cell>
          <table:table-cell office:value-type="string" table:style-name="ce4">
            <text:p>All 'Edit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Quick Language Switcher toolbar extension</text:p>
            <text:p>8. Select 'German' from the list</text:p>
          </table:table-cell>
          <table:table-cell office:value-type="string" table:style-name="ce4">
            <text:p>1. All text willl be displayed in Germa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Resize web browser window</text:p>
          </table:table-cell>
          <table:table-cell office:value-type="string" table:style-name="ce4">
            <text:p>1. All content willl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Resize web browser window</text:p>
          </table:table-cell>
          <table:table-cell office:value-type="string" table:style-name="ce4">
            <text:p>1. All content will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20</text:p>
          </table:table-cell>
          <table:table-cell office:value-type="string" table:style-name="ce4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size web browser window</text:p>
          </table:table-cell>
          <table:table-cell office:value-type="string" table:style-name="ce4">
            <text:p>1. All content willl be displayed nicely when the browser window is resiz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4">
            <text:p>TC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opy the URL from within the web browser</text:p>
            <text:p>8. Navigate to https://validator.w3.org/nu/</text:p>
            <text:p>9. Paste the URL in to the input field 'Check by'</text:p>
            <text:p>10. Click 'Check' button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24</text:p>
          </table:table-cell>
          <table:table-cell office:value-type="string" table:style-name="ce4">
            <text:p>Adding a new computer to the computer databas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&lt;script&gt;alert('hello world');&lt;/script&gt;" in the 'computer name' input field</text:p>
            <text:p>6. Click on 'Create this computer' button in the bottom left hand corner of the screen</text:p>
          </table:table-cell>
          <table:table-cell office:value-type="string" table:style-name="ce4">
            <text:p>1. No "hello world" alert will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25</text:p>
          </table:table-cell>
          <table:table-cell office:value-type="string" table:style-name="ce4">
            <text:p>Filtering computer results displayed on the computer database 'Home' pag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&lt;script&gt;alert('hello world');&lt;/script&gt;" in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4">
            <text:p>1. No "hello world" alert will popup over the scree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6</text:p>
          </table:table-cell>
          <table:table-cell office:value-type="string" table:style-name="ce4">
            <text:p>Home' page should be able to handle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LoadHomePage.yml'</text:p>
          </table:table-cell>
          <table:table-cell office:value-type="string" table:style-name="ce4">
            <text:p>1. Status code '200' will be returned for each GET request per user per seco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7</text:p>
          </table:table-cell>
          <table:table-cell office:value-type="string" table:style-name="ce4">
            <text:p>Add a computer' page should be able add a new computer for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AddComputer.yml'</text:p>
          </table:table-cell>
          <table:table-cell office:value-type="string" table:style-name="ce4">
            <text:p>1. Status code '303' will be returned for each GET request per user per second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3"/>
        </table:table-row>
        <table:table-row table:style-name="ro10">
          <table:table-cell office:value-type="string" table:style-name="ce5">
            <text:p>BUG1</text:p>
          </table:table-cell>
          <table:table-cell office:value-type="string" table:style-name="ce5">
            <text:p>"Application error" when adding a new computer to the computer database with a computer name of over 10,000 characters</text:p>
          </table:table-cell>
          <table:table-cell office:value-type="string" table:style-name="ce5">
            <text:p>TC2.1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5">
            <text:p>1. On clicking 'Add a new computer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10">
          <table:table-cell office:value-type="string" table:style-name="ce5">
            <text:p>BUG2</text:p>
          </table:table-cell>
          <table:table-cell office:value-type="string" table:style-name="ce5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6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On clicking 'Filter by name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3">
          <table:table-cell office:value-type="string" table:style-name="ce3">
            <text:p>BUG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1">
          <table:table-cell office:value-type="string" table:style-name="ce3">
            <text:p>BUG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4.1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/hello within the web browser</text:p>
          </table:table-cell>
          <table:table-cell office:value-type="string" table:style-name="ce3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4">
          <table:table-cell office:value-type="string" table:style-name="ce3">
            <text:p>BUG5</text:p>
          </table:table-cell>
          <table:table-cell office:value-type="string" table:style-name="ce3">
            <text:p>UI is not localised on 'Home' page</text:p>
          </table:table-cell>
          <table:table-cell office:value-type="string" table:style-name="ce3">
            <text:p>TC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5">
          <table:table-cell office:value-type="string" table:style-name="ce3">
            <text:p>BUG6</text:p>
          </table:table-cell>
          <table:table-cell office:value-type="string" table:style-name="ce3">
            <text:p>UI is not localised on 'Add a computer' page</text:p>
          </table:table-cell>
          <table:table-cell office:value-type="string" table:style-name="ce3">
            <text:p>TC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9">
          <table:table-cell office:value-type="string" table:style-name="ce3">
            <text:p>BUG7</text:p>
          </table:table-cell>
          <table:table-cell office:value-type="string" table:style-name="ce3">
            <text:p>UI is not localised on 'Edit computer' page</text:p>
          </table:table-cell>
          <table:table-cell office:value-type="string" table:style-name="ce3">
            <text:p>TC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2">
          <table:table-cell office:value-type="string" table:style-name="ce3">
            <text:p>BUG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5">
          <table:table-cell office:value-type="string" table:style-name="ce3">
            <text:p>BUG9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2">
          <table:table-cell office:value-type="string" table:style-name="ce4">
            <text:p>BGU10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6378" table:style-name="ce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22T20:17:04Z</dc:date>
  </office:meta>
</office:document-meta>
</file>